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3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4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5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6" style:family="paragraph" style:parent-style-name="Standard" style:list-style-name="L1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7" style:family="paragraph" style:parent-style-name="Standard" style:list-style-name="L1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8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11" style:family="paragraph" style:parent-style-name="Standard" style:list-style-name="L3"/>
    <style:style style:name="P12" style:family="paragraph" style:parent-style-name="Standard" style:list-style-name="L5"/>
    <style:style style:name="T1" style:family="text">
      <style:text-properties fo:color="#ff0000" fo:font-size="16pt" fo:background-color="#ff9999" style:font-size-asian="16pt" style:font-size-complex="16pt"/>
    </style:style>
    <style:style style:name="T2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style:language-asian="ja" style:country-asian="JP"/>
    </style:style>
    <style:style style:name="T5" style:family="text">
      <style:text-properties fo:background-color="#66ff66"/>
    </style:style>
    <style:style style:name="T6" style:family="text">
      <style:text-properties style:font-name="Arial" fo:font-size="13pt" style:font-name-asian="Arial" style:font-size-asian="13pt" style:font-size-complex="13pt"/>
    </style:style>
    <style:style style:name="T7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8" style:family="text">
      <style:text-properties fo:color="#800000" fo:font-size="16pt" fo:background-color="#00cccc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---------</text:p>
      <text:p text:style-name="P8">myself] res free# JVEMV6 46#6.5_6 / 46. art / 6. va / 5. free painting / 20191028_173436</text:p>
      <text:p text:style-name="P1"/>
      <text:p text:style-name="P10">#_ </text:p>
      <text:list xml:id="list4627055557786080869" text:style-name="L3">
        <text:list-item>
          <text:p text:style-name="P11"><text:span text:style-name="T6">WORK-1</text:span></text:p>
          <text:list>
            <text:list-item>
              <text:p text:style-name="P5"><text:span text:style-name="T1">#_ </text:span><text:span text:style-name="T5">W-1.1 : new project</text:span></text:p>
              <text:list>
                <text:list-item>
                  <text:p text:style-name="P5">760 x 1010</text:p>
                </text:list-item>
                <text:list-item>
                  <text:p text:style-name="P11"><text:span text:style-name="T7">save : 46#6.5_6.xcf // C:\WORKS_2\WS\WS_Others.Art\JVEMV6\46_art\6_visual-arts\5_free-painting</text:span></text:p>
                </text:list-item>
              </text:list>
            </text:list-item>
            <text:list-item>
              <text:p text:style-name="P11"><text:span text:style-name="T2">#_ </text:span><text:span text:style-name="T7">W-1.2</text:span></text:p>
              <text:list>
                <text:list-item>
                  <text:p text:style-name="P5">open as a layer</text:p>
                  <text:list>
                    <text:list-item>
                      <text:p text:style-name="P5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5">W-1.3 : PROCESS-1</text:p>
              <text:list>
                <text:list-item>
                  <text:p text:style-name="P5"><text:span text:style-name="T1">#_ </text:span>DUP : 2019-10-23_00-24-38_000.jpg</text:p>
                  <text:list>
                    <text:list-item>
                      <text:p text:style-name="P5">==&gt; L-1.0</text:p>
                    </text:list-item>
                  </text:list>
                </text:list-item>
                <text:list-item>
                  <text:p text:style-name="P5"><text:span text:style-name="T1">#_ </text:span>色 &gt; カラーバランス : M - c &gt; b</text:p>
                  <text:list>
                    <text:list-item>
                      <text:list>
                        <text:list-item>
                          <text:p text:style-name="P5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">#_ </text:span>L-1.0</text:p>
                  <text:list>
                    <text:list-item>
                      <text:p text:style-name="P5">DUP → L-2.0</text:p>
                    </text:list-item>
                    <text:list-item>
                      <text:p text:style-name="P5">==&gt; invisible</text:p>
                    </text:list-item>
                  </text:list>
                </text:list-item>
                <text:list-item>
                  <text:p text:style-name="P5"><text:span text:style-name="T1">#_ </text:span>L-2.0</text:p>
                  <text:list>
                    <text:list-item>
                      <text:p text:style-name="P5">transparen → 50 %</text:p>
                    </text:list-item>
                  </text:list>
                </text:list-item>
              </text:list>
            </text:list-item>
            <text:list-item>
              <text:p text:style-name="P5">W-1.4 : PROCESS-1 → to 2019-10-23_00-24-38_000.jpg</text:p>
              <text:list>
                <text:list-item>
                  <text:p text:style-name="P5">DUP : 2019-10-23_00-24-38_000.jpg</text:p>
                  <text:list>
                    <text:list-item>
                      <text:p text:style-name="P5">==&gt; L-3.0</text:p>
                    </text:list-item>
                    <text:list-item>
                      <text:p text:style-name="P5">==&gt; to the top place</text:p>
                    </text:list-item>
                  </text:list>
                </text:list-item>
                <text:list-item>
                  <text:p text:style-name="P5">色 &gt; カラーバランス : M - c &gt; b</text:p>
                  <text:list>
                    <text:list-item>
                      <text:list>
                        <text:list-item>
                          <text:p text:style-name="P5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5">L-3.0</text:p>
                  <text:list>
                    <text:list-item>
                      <text:p text:style-name="P5">DUP → L-3.1</text:p>
                    </text:list-item>
                    <text:list-item>
                      <text:p text:style-name="P5">==&gt; invisible</text:p>
                    </text:list-item>
                  </text:list>
                </text:list-item>
                <text:list-item>
                  <text:p text:style-name="P5">L-3.1</text:p>
                  <text:list>
                    <text:list-item>
                      <text:p text:style-name="P5">transparen → 50 %</text:p>
                    </text:list-item>
                  </text:list>
                </text:list-item>
              </text:list>
            </text:list-item>
            <text:list-item>
              <text:p text:style-name="P5">W-1.4 : <text:span text:style-name="T8">PROCESS-2</text:span></text:p>
              <text:list>
                <text:list-item>
                  <text:p text:style-name="P5"><text:span text:style-name="T1">#_ </text:span>L-3.1 ==&gt; move : -50, 36</text:p>
                </text:list-item>
                <text:list-item>
                  <text:p text:style-name="P5"><text:span text:style-name="T1">#_ </text:span>L-2.0</text:p>
                  <text:list>
                    <text:list-item>
                      <text:p text:style-name="P5">DUP → L-2.1</text:p>
                    </text:list-item>
                  </text:list>
                </text:list-item>
                <text:list-item>
                  <text:p text:style-name="P5"><text:span text:style-name="T1">#_ </text:span>L-2.1</text:p>
                  <text:list>
                    <text:list-item>
                      <text:p text:style-name="P5">move layer to → below L-3.1</text:p>
                    </text:list-item>
                  </text:list>
                </text:list-item>
                <text:list-item>
                  <text:p text:style-name="P5"><text:span text:style-name="T1">#_ </text:span>L-3.1, L-2.1 ==&gt; merge → L-4.0</text:p>
                </text:list-item>
                <text:list-item>
                  <text:p text:style-name="P5">L-4.0</text:p>
                  <text:list>
                    <text:list-item>
                      <text:p text:style-name="P5"><text:soft-page-break/>DUP → L-4.1</text:p>
                    </text:list-item>
                  </text:list>
                </text:list-item>
                <text:list-item>
                  <text:p text:style-name="P5">L-4.1</text:p>
                  <text:list>
                    <text:list-item>
                      <text:p text:style-name="P5">delete the UN-overlapping area</text:p>
                      <text:list>
                        <text:list-item>
                          <text:p text:style-name="P5">４辺とも</text:p>
                        </text:list-item>
                      </text:list>
                    </text:list-item>
                    <text:list-item>
                      <text:p text:style-name="P5"><text:span text:style-name="T1">~_ </text:span>canvas → resize to the rest</text:p>
                    </text:list-item>
                  </text:list>
                </text:list-item>
                <text:list-item>
                  <text:p text:style-name="P5"><text:span text:style-name="T1">#_ </text:span>EXPORT</text:p>
                  <text:list>
                    <text:list-item>
                      <text:p text:style-name="P5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202928903051573934" text:style-name="L5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7">46#6.5_6.(1).jpg</text:span></text:p>
                      <text:list>
                        <text:list-item>
                          <text:p text:style-name="P12"><text:span text:style-name="T7">==&gt; how to crop the white area 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9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8T18:03:10.62</dc:date>
    <dc:creator>iwabuchi ken</dc:creator>
    <meta:editing-duration>PT31M46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2" meta:paragraph-count="51" meta:word-count="246" meta:character-count="1249"/>
  </office:meta>
</office:document-meta>
</file>